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09E00000077EF2D096C8D82C55E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Garamond" svg:font-family="Garamond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2.8854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2.8854in"/>
        </style:tab-stops>
      </style:paragraph-properties>
      <style:text-properties fo:color="#000000" loext:opacity="100%" style:font-name="Times New Roman" fo:font-size="11pt" fo:font-style="normal" style:text-underline-style="none" fo:font-weight="normal" fo:background-color="#ffffff" style:font-name-asian="Times New Roman1" style:font-size-asian="11pt" style:language-asian="ru" style:country-asian="RU" style:font-style-asian="normal" style:font-weight-asian="normal" style:font-name-complex="Times New Roman1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>
        <style:tab-stops>
          <style:tab-stop style:position="2.8854in"/>
        </style:tab-stops>
      </style:paragraph-properties>
      <style:text-properties fo:color="#000000" loext:opacity="100%" style:font-name="Times New Roman" fo:font-size="11pt" fo:font-style="normal" style:text-underline-style="none" fo:font-weight="normal" officeooo:paragraph-rsid="000fd079" fo:background-color="#ffffff" style:font-name-asian="Times New Roman1" style:font-size-asian="11pt" style:language-asian="ru" style:country-asian="RU" style:font-style-asian="normal" style:font-weight-asian="normal" style:font-name-complex="Times New Roman1" style:font-size-complex="11pt" style:font-style-complex="normal" style:font-weight-complex="normal"/>
    </style:style>
    <style:style style:name="P5" style:family="paragraph" style:parent-style-name="Номер_20_практической_20_работы">
      <style:text-properties officeooo:paragraph-rsid="000fd079"/>
    </style:style>
    <style:style style:name="P6" style:family="paragraph" style:parent-style-name="Heading_20_2" style:master-page-name="First_20_Page">
      <style:paragraph-properties fo:margin-top="0in" fo:margin-bottom="0in" style:contextual-spacing="false" fo:line-height="150%" fo:text-align="center" style:justify-single-word="false" style:page-number="auto"/>
      <style:text-properties fo:color="#000000" loext:opacity="100%" style:font-name="Times New Roman" fo:font-size="11pt" fo:font-style="normal" style:text-underline-style="none" fo:font-weight="normal" fo:background-color="#ffffff" style:font-name-asian="Times New Roman1" style:font-size-asian="11pt" style:language-asian="ru" style:country-asian="RU" style:font-style-asian="normal" style:font-weight-asian="normal" style:font-name-complex="Times New Roman1" style:font-size-complex="11pt" style:font-style-complex="normal" style:font-weight-complex="normal"/>
    </style:style>
    <style:style style:name="T1" style:family="text">
      <style:text-properties fo:color="#000000" loext:opacity="100%" fo:font-size="14pt" style:text-underline-style="none" fo:font-weight="bold" style:font-size-asian="14pt" style:font-weight-asian="bold" style:font-size-complex="14pt"/>
    </style:style>
    <style:style style:name="T2" style:family="text">
      <style:text-properties fo:color="#000000" loext:opacity="100%" fo:font-size="14pt" style:text-underline-style="none" fo:font-weight="bold" officeooo:rsid="000fd079" style:font-size-asian="14pt" style:font-weight-asian="bold" style:font-size-complex="14pt"/>
    </style:style>
    <style:style style:name="T3" style:family="text">
      <style:text-properties fo:color="#000000" loext:opacity="100%" fo:font-size="14pt" style:text-underline-style="none" fo:font-weight="bold" officeooo:rsid="00185fd5" style:font-size-asian="14pt" style:font-weight-asian="bold" style:font-size-complex="14pt"/>
    </style:style>
    <style:style style:name="T4" style:family="text">
      <style:text-properties officeooo:rsid="000fd0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/>
      <text:p text:style-name="P3"><draw:frame draw:style-name="fr2" draw:name="Изображение29" text:anchor-type="char" svg:y="0.0008in" svg:width="6.8898in" svg:height="5.1583in" draw:z-index="0"><draw:image xlink:href="Pictures/100000000000009E00000077EF2D096C8D82C55E.jpg" xlink:type="simple" xlink:show="embed" xlink:actuate="onLoad" draw:mime-type="image/jpeg"/></draw:frame></text:p>
      <text:p text:style-name="P3"><text:span text:style-name="Internet_20_link"/></text:p>
      <text:p text:style-name="P5">Практическое занятие №4<text:span text:style-name="T4">5</text:span></text:p>
      <text:p text:style-name="P4"><text:a xlink:type="simple" xlink:href="https://cloud.mail.ru/public/2LTm/3gWVCbAgK/" office:target-frame-name="_blank" xlink:show="new" text:style-name="Standard" text:visited-style-name="Standard"><text:span text:style-name="Internet_20_link"><text:span text:style-name="T1">Изучение возможностей </text:span></text:span></text:a><text:span text:style-name="Internet_20_link"><text:span text:style-name="T2">Advanced IP Scanner</text:span></text:span></text:p>
      <text:p text:style-name="P4"><text:span text:style-name="Internet_20_link"><text:span text:style-name="T2"/></text:span></text:p>
      <text:p text:style-name="P4"><draw:frame draw:style-name="fr1" draw:name="Изображение30" text:anchor-type="paragraph" svg:width="4.6134in" svg:height="3.3382in" draw:z-index="1"><draw:image xlink:href="Pictures/100000000000009E00000077EF2D096C8D82C55E.jpg" xlink:type="simple" xlink:show="embed" xlink:actuate="onLoad" draw:mime-type="image/jpeg"/></draw:frame><text:span text:style-name="Internet_20_link"><text:span text:style-name="T2"/></text:span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3"><text:span text:style-name="Internet_20_link"/></text:p>
      <text:p text:style-name="P2"/>
      <text:p text:style-name="P2"/>
      <text:p text:style-name="P3"><text:span text:style-name="Internet_20_link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Garamond" svg:font-family="Garamond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size-complex="13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Обычный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false" style:font-name-asian="DejaVu Sans" style:font-family-asian="'DejaVu Sans'" style:font-family-generic-asian="system" style:font-pitch-asian="variable" style:font-size-asian="18pt" style:language-asian="en" style:country-asian="US" style:font-name-complex="Garamond" style:font-family-complex="Garamond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fo:orphans="2" fo:widows="2" fo:hyphenation-ladder-count="no-limit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Untertitel" style:display-name="Титульный слайд~LT~Untertitel" style:family="paragraph" style:default-outline-level="">
      <style:paragraph-properties fo:margin-top="0in" fo:margin-bottom="0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Notizen" style:display-name="Титульный слайд~LT~Notizen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Garamond" style:font-family-complex="Garamond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Титульный_20_слайд_7e_LT_7e_Hintergrund" style:display-name="Титульный слайд~LT~Hintergrund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Garamond" style:font-family-complex="Garamond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style:use-window-font-color="true" loext:opacity="0%" style:font-name="FreeSans" fo:font-family="FreeSans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en" style:country-asian="US" style:font-name-complex="Garamond" style:font-family-complex="Garamond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Garamond" style:font-family-complex="Garamond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Фон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Garamond" style:font-family-complex="Garamond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Примечания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труктура_20_1" style:display-name="Структура 1" style:family="paragraph" style:default-outline-level="">
      <style:paragraph-properties fo:margin-top="0.1965in" fo:margin-bottom="0in" style:contextual-spacing="false" style:line-height-at-least="0.139in" fo:text-align="start" style:justify-single-word="false" fo:orphans="2" fo:widows="2" fo:hyphenation-ladder-count="no-limit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Структура_20_2" style:display-name="Структура 2" style:family="paragraph" style:parent-style-name="Структура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1" style:display-name="Пустой слайд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fo:orphans="2" fo:widows="2" fo:hyphenation-ladder-count="no-limit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Gliederung_20_2" style:display-name="Пустой слайд~LT~Gliederung 2" style:family="paragraph" style:parent-style-name="Пустой_20_слайд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262626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Untertitel" style:display-name="Пустой слайд~LT~Untertitel" style:family="paragraph" style:default-outline-level="">
      <style:paragraph-properties fo:margin-top="0in" fo:margin-bottom="0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Notizen" style:display-name="Пустой слайд~LT~Notizen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Garamond" style:font-family-complex="Garamond" style:font-family-generic-complex="system" style:font-pitch-complex="variable" style:font-size-complex="12pt" style:language-complex="ar" style:country-complex="SA" style:text-emphasize="none" fo:hyphenate="false" fo:hyphenation-remain-char-count="2" fo:hyphenation-push-char-count="2" loext:hyphenation-no-caps="false"/>
    </style:style>
    <style:style style:name="Пустой_20_слайд_7e_LT_7e_Hintergrundobjekte" style:display-name="Пустой слайд~LT~Hintergrundobjekte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Garamond" style:font-family-complex="Garamond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Пустой_20_слайд_7e_LT_7e_Hintergrund" style:display-name="Пустой слайд~LT~Hintergrund" style:family="paragraph" style:default-outline-level="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en" style:country-asian="US" style:font-name-complex="Garamond" style:font-family-complex="Garamond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Номер_20_практической_20_работы" style:display-name="Номер практической работы" style:family="paragraph" style:parent-style-name="Heading_20_3" style:default-outline-level="">
      <style:paragraph-properties fo:margin-top="0in" fo:margin-bottom="0in" style:contextual-spacing="true" fo:text-align="center" style:justify-single-word="false">
        <style:tab-stops>
          <style:tab-stop style:position="2.8854in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 style:parent-style-name="Default_20_Paragraph_20_Fon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Wingdings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Wingdings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5.2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3937in" fo:margin-bottom="0.2992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82in" fo:margin-left="0in" fo:margin-right="0in" fo:margin-top="0.4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  <text:p text:style-name="MP1"/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5T19:10:00</meta:creation-date>
    <meta:initial-creator>KAB35-17</meta:initial-creator>
    <dc:language>ru-RU</dc:language>
    <dc:date>2021-01-13T13:56:25.655642489</dc:date>
    <meta:editing-cycles>40</meta:editing-cycles>
    <meta:editing-duration>PT3H2M4S</meta:editing-duration>
    <meta:generator>LibreOfficeDev/7.2.0.0.alpha0$Linux_X86_64 LibreOffice_project/694f4e560c8a710e69268845575bbecfb5e23f76</meta:generator>
    <meta:document-statistic meta:table-count="0" meta:image-count="2" meta:object-count="0" meta:page-count="1" meta:paragraph-count="3" meta:word-count="9" meta:character-count="66" meta:non-whitespace-character-count="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